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2479in" table:align="left"/>
    </style:style>
    <style:style style:name="Table4.A" style:family="table-column">
      <style:table-column-properties style:column-width="1.6285in"/>
    </style:style>
    <style:style style:name="Table4.B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27fcfd"/>
    </style:style>
    <style:style style:name="P3" style:family="paragraph" style:parent-style-name="Standard">
      <style:text-properties fo:font-weight="bold" officeooo:rsid="0033fbdf" officeooo:paragraph-rsid="0033fbdf" style:font-weight-asian="bold" style:font-weight-complex="bold"/>
    </style:style>
    <style:style style:name="P4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436f5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264f9b" officeooo:paragraph-rsid="005521a3" style:font-weight-asian="bold" style:font-weight-complex="bold"/>
    </style:style>
    <style:style style:name="P7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8" style:family="paragraph" style:parent-style-name="Standard">
      <style:text-properties officeooo:rsid="0011b025" officeooo:paragraph-rsid="0011b025"/>
    </style:style>
    <style:style style:name="P9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0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1" style:family="paragraph" style:parent-style-name="Standard">
      <style:text-properties fo:font-style="italic" officeooo:rsid="0034ed8b" officeooo:paragraph-rsid="0034ed8b" style:font-style-asian="italic" style:font-style-complex="italic"/>
    </style:style>
    <style:style style:name="P12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3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style:text-underline-style="none" fo:font-weight="normal" officeooo:rsid="00256ecc" officeooo:paragraph-rsid="005521a3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officeooo:rsid="00147dd9" officeooo:paragraph-rsid="0013268f"/>
    </style:style>
    <style:style style:name="P21" style:family="paragraph" style:parent-style-name="Standard">
      <style:text-properties officeooo:rsid="0015f1ff" officeooo:paragraph-rsid="0015f1ff"/>
    </style:style>
    <style:style style:name="P22" style:family="paragraph" style:parent-style-name="Standard">
      <style:text-properties officeooo:rsid="0015f1ff" officeooo:paragraph-rsid="004db8ec"/>
    </style:style>
    <style:style style:name="P23" style:family="paragraph" style:parent-style-name="Standard">
      <style:text-properties officeooo:paragraph-rsid="0027fcfd"/>
    </style:style>
    <style:style style:name="P24" style:family="paragraph" style:parent-style-name="Standard">
      <style:text-properties officeooo:rsid="0019f535" officeooo:paragraph-rsid="0019f535"/>
    </style:style>
    <style:style style:name="P25" style:family="paragraph" style:parent-style-name="Standard">
      <style:text-properties officeooo:rsid="0027fcfd" officeooo:paragraph-rsid="0027fcfd"/>
    </style:style>
    <style:style style:name="P26" style:family="paragraph" style:parent-style-name="Standard">
      <style:text-properties officeooo:rsid="0027fcfd" officeooo:paragraph-rsid="0063f3c5"/>
    </style:style>
    <style:style style:name="P27" style:family="paragraph" style:parent-style-name="Standard">
      <style:paragraph-properties fo:line-height="100%"/>
      <style:text-properties fo:font-style="normal" officeooo:rsid="00367935" officeooo:paragraph-rsid="00398ddf" style:font-style-asian="normal" style:font-style-complex="normal"/>
    </style:style>
    <style:style style:name="P28" style:family="paragraph" style:parent-style-name="Standard">
      <style:paragraph-properties fo:line-height="100%"/>
      <style:text-properties fo:font-style="normal" officeooo:rsid="00386ddb" officeooo:paragraph-rsid="003b4e50" style:font-style-asian="normal" style:font-style-complex="normal"/>
    </style:style>
    <style:style style:name="P29" style:family="paragraph" style:parent-style-name="Standard"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35" style:family="paragraph" style:parent-style-name="Standard">
      <style:text-properties officeooo:rsid="0033fbdf" officeooo:paragraph-rsid="0033fbdf"/>
    </style:style>
    <style:style style:name="P36" style:family="paragraph" style:parent-style-name="Standard">
      <style:text-properties officeooo:rsid="0034ed8b" officeooo:paragraph-rsid="0034ed8b"/>
    </style:style>
    <style:style style:name="P37" style:family="paragraph" style:parent-style-name="Standard">
      <style:text-properties officeooo:paragraph-rsid="00367935"/>
    </style:style>
    <style:style style:name="P38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42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43" style:family="paragraph" style:parent-style-name="Standard">
      <style:text-properties style:text-line-through-style="none" style:text-line-through-type="none" fo:font-style="italic" style:text-underline-style="none" officeooo:paragraph-rsid="00367935" style:font-style-asian="italic" style:font-style-complex="italic"/>
    </style:style>
    <style:style style:name="P44" style:family="paragraph" style:parent-style-name="Standard">
      <style:text-properties officeooo:paragraph-rsid="0045286d"/>
    </style:style>
    <style:style style:name="P45" style:family="paragraph" style:parent-style-name="Standard">
      <style:text-properties officeooo:paragraph-rsid="00524926"/>
    </style:style>
    <style:style style:name="P46" style:family="paragraph" style:parent-style-name="Standard">
      <style:text-properties officeooo:rsid="0012a0dc" officeooo:paragraph-rsid="0012a0dc"/>
    </style:style>
    <style:style style:name="P47" style:family="paragraph" style:parent-style-name="Standard">
      <style:text-properties officeooo:rsid="0020905d" officeooo:paragraph-rsid="005521a3"/>
    </style:style>
    <style:style style:name="P48" style:family="paragraph" style:parent-style-name="Standard">
      <style:text-properties officeooo:paragraph-rsid="003eeb50"/>
    </style:style>
    <style:style style:name="P49" style:family="paragraph" style:parent-style-name="Standard">
      <style:text-properties officeooo:rsid="00205d85" officeooo:paragraph-rsid="00546728"/>
    </style:style>
    <style:style style:name="P50" style:family="paragraph" style:parent-style-name="Standard">
      <style:text-properties officeooo:rsid="00205d85" officeooo:paragraph-rsid="005f7223"/>
    </style:style>
    <style:style style:name="P51" style:family="paragraph" style:parent-style-name="Standard">
      <style:text-properties officeooo:paragraph-rsid="005521a3"/>
    </style:style>
    <style:style style:name="P52" style:family="paragraph" style:parent-style-name="Standard">
      <style:text-properties officeooo:rsid="005521a3" officeooo:paragraph-rsid="005521a3"/>
    </style:style>
    <style:style style:name="P53" style:family="paragraph" style:parent-style-name="Standard">
      <style:text-properties officeooo:rsid="002436f5" officeooo:paragraph-rsid="003cb407"/>
    </style:style>
    <style:style style:name="P54" style:family="paragraph" style:parent-style-name="Standard">
      <style:text-properties officeooo:rsid="002436f5" officeooo:paragraph-rsid="005521a3"/>
    </style:style>
    <style:style style:name="P55" style:family="paragraph" style:parent-style-name="Standard">
      <style:text-properties officeooo:rsid="0022a34b" officeooo:paragraph-rsid="005521a3"/>
    </style:style>
    <style:style style:name="P56" style:family="paragraph" style:parent-style-name="Standard">
      <style:text-properties officeooo:rsid="0056d959" officeooo:paragraph-rsid="0056d959"/>
    </style:style>
    <style:style style:name="P57" style:family="paragraph" style:parent-style-name="Standard">
      <style:text-properties officeooo:rsid="005aa0ca" officeooo:paragraph-rsid="0012a0dc"/>
    </style:style>
    <style:style style:name="P58" style:family="paragraph" style:parent-style-name="Standard">
      <style:text-properties officeooo:paragraph-rsid="005d12fa"/>
    </style:style>
    <style:style style:name="P59" style:family="paragraph" style:parent-style-name="Standard">
      <style:text-properties officeooo:paragraph-rsid="005eeb02"/>
    </style:style>
    <style:style style:name="P60" style:family="paragraph" style:parent-style-name="Standard">
      <style:text-properties style:text-line-through-style="solid" style:text-line-through-type="single" fo:font-weight="normal" officeooo:rsid="003eeb50" officeooo:paragraph-rsid="003eeb50" style:font-weight-asian="normal" style:font-weight-complex="normal"/>
    </style:style>
    <style:style style:name="P61" style:family="paragraph" style:parent-style-name="Table_20_Contents">
      <style:text-properties officeooo:rsid="0022a34b" officeooo:paragraph-rsid="005521a3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22a34b" officeooo:paragraph-rsid="005521a3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paragraph-rsid="005521a3"/>
    </style:style>
    <style:style style:name="P64" style:family="paragraph" style:parent-style-name="Table_20_Contents">
      <style:paragraph-properties fo:text-align="center" style:justify-single-word="false"/>
      <style:text-properties officeooo:rsid="00546728" officeooo:paragraph-rsid="005521a3"/>
    </style:style>
    <style:style style:name="P65" style:family="paragraph" style:parent-style-name="Table_20_Contents">
      <style:paragraph-properties fo:text-align="center" style:justify-single-word="false"/>
      <style:text-properties officeooo:rsid="0063f3c5" officeooo:paragraph-rsid="0063f3c5"/>
    </style:style>
    <style:style style:name="P66" style:family="paragraph" style:parent-style-name="Standard" style:list-style-name="L1">
      <style:text-properties officeooo:rsid="0013268f" officeooo:paragraph-rsid="0013268f"/>
    </style:style>
    <style:style style:name="P67" style:family="paragraph" style:parent-style-name="Standard" style:list-style-name="L2">
      <style:text-properties officeooo:paragraph-rsid="00118c4a"/>
    </style:style>
    <style:style style:name="P68" style:family="paragraph" style:parent-style-name="Standard" style:list-style-name="L2">
      <style:text-properties fo:color="#228b22" officeooo:rsid="0011b025" officeooo:paragraph-rsid="0011b025"/>
    </style:style>
    <style:style style:name="P69" style:family="paragraph" style:parent-style-name="Standard" style:list-style-name="L2">
      <style:text-properties fo:color="#ff00ff" officeooo:rsid="0011b025" officeooo:paragraph-rsid="0011b025"/>
    </style:style>
    <style:style style:name="P70" style:family="paragraph" style:parent-style-name="Standard" style:list-style-name="L3">
      <style:text-properties officeooo:rsid="0012a0dc" officeooo:paragraph-rsid="0012a0dc"/>
    </style:style>
    <style:style style:name="P71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72" style:family="paragraph" style:parent-style-name="Standard">
      <style:paragraph-properties fo:line-height="115%"/>
      <style:text-properties fo:font-style="normal" officeooo:rsid="00118c4a" officeooo:paragraph-rsid="00118c4a" style:font-style-asian="normal" style:font-style-complex="normal"/>
    </style:style>
    <style:style style:name="P73" style:family="paragraph" style:parent-style-name="Standard">
      <style:paragraph-properties fo:line-height="115%"/>
      <style:text-properties fo:font-style="normal" officeooo:rsid="0012a0dc" officeooo:paragraph-rsid="0012a0dc" style:font-style-asian="normal" style:font-style-complex="normal"/>
    </style:style>
    <style:style style:name="P74" style:family="paragraph" style:parent-style-name="Standard">
      <style:paragraph-properties fo:line-height="115%"/>
      <style:text-properties fo:font-style="normal" officeooo:rsid="0033fbdf" officeooo:paragraph-rsid="0033fbdf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0367935" officeooo:paragraph-rsid="00398ddf" style:font-style-asian="normal" style:font-style-complex="normal"/>
    </style:style>
    <style:style style:name="P76" style:family="paragraph" style:parent-style-name="Standard">
      <style:paragraph-properties fo:line-height="115%"/>
      <style:text-properties fo:font-style="normal" officeooo:rsid="00386ddb" officeooo:paragraph-rsid="003b4e50" style:font-style-asian="normal" style:font-style-complex="normal"/>
    </style:style>
    <style:style style:name="P77" style:family="paragraph" style:parent-style-name="Standard">
      <style:text-properties fo:font-style="normal" officeooo:paragraph-rsid="00721e09" style:font-style-asian="normal" style:font-style-complex="normal"/>
    </style:style>
    <style:style style:name="P78" style:family="paragraph" style:parent-style-name="Standard">
      <style:text-properties fo:font-style="normal" officeooo:rsid="007291e8" officeooo:paragraph-rsid="007291e8" style:font-style-asian="normal" style:font-style-complex="normal"/>
    </style:style>
    <style:style style:name="P79" style:family="paragraph" style:parent-style-name="Standard" style:list-style-name="L10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line-height="115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style:text-underline-style="none" fo:font-weight="normal" officeooo:rsid="005d12fa" officeooo:paragraph-rsid="005d12fa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84" style:family="paragraph" style:parent-style-name="Standard" style:list-style-name="L11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style:text-underline-style="none" fo:font-weight="normal" officeooo:rsid="003cb407" officeooo:paragraph-rsid="005eeb02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officeooo:rsid="002436f5" officeooo:paragraph-rsid="006b8b04"/>
    </style:style>
    <style:style style:name="P88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89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90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91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94" style:family="paragraph" style:parent-style-name="Standard" style:list-style-name="L4">
      <style:text-properties officeooo:rsid="0033fbdf" officeooo:paragraph-rsid="0033fbdf"/>
    </style:style>
    <style:style style:name="P95" style:family="paragraph" style:parent-style-name="Standard" style:list-style-name="L5">
      <style:text-properties officeooo:rsid="0033fbdf" officeooo:paragraph-rsid="0033fbdf"/>
    </style:style>
    <style:style style:name="P96" style:family="paragraph" style:parent-style-name="Standard" style:list-style-name="L6">
      <style:text-properties officeooo:paragraph-rsid="005b5cd3"/>
    </style:style>
    <style:style style:name="P97" style:family="paragraph" style:parent-style-name="Standard" style:list-style-name="L7">
      <style:text-properties officeooo:paragraph-rsid="00367935"/>
    </style:style>
    <style:style style:name="P98" style:family="paragraph" style:parent-style-name="Standard" style:list-style-name="L7">
      <style:text-properties officeooo:rsid="00367935" officeooo:paragraph-rsid="00367935"/>
    </style:style>
    <style:style style:name="P99" style:family="paragraph" style:parent-style-name="Standard" style:list-style-name="L8">
      <style:text-properties officeooo:rsid="00386ddb" officeooo:paragraph-rsid="00386ddb"/>
    </style:style>
    <style:style style:name="P100" style:family="paragraph" style:parent-style-name="Standard" style:list-style-name="L9">
      <style:text-properties style:text-underline-style="none" fo:font-weight="normal" officeooo:rsid="0040eb9d" officeooo:paragraph-rsid="0040eb9d" style:font-weight-asian="normal" style:font-weight-complex="normal"/>
    </style:style>
    <style:style style:name="P101" style:family="paragraph" style:parent-style-name="Standard" style:list-style-name="L10">
      <style:text-properties officeooo:paragraph-rsid="0056d959"/>
    </style:style>
    <style:style style:name="P102" style:family="paragraph" style:parent-style-name="Standard">
      <style:text-properties fo:font-weight="bold" officeooo:rsid="00264f9b" officeooo:paragraph-rsid="005521a3" style:font-weight-asian="bold" style:font-weight-complex="bold"/>
    </style:style>
    <style:style style:name="P103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104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105" style:family="paragraph" style:parent-style-name="Standard">
      <style:text-properties officeooo:paragraph-rsid="0069fa4b"/>
    </style:style>
    <style:style style:name="P106" style:family="paragraph" style:parent-style-name="Standard">
      <style:paragraph-properties fo:line-height="150%"/>
      <style:text-properties officeooo:paragraph-rsid="005521a3"/>
    </style:style>
    <style:style style:name="P107" style:family="paragraph" style:parent-style-name="Standard">
      <style:paragraph-properties fo:line-height="150%"/>
      <style:text-properties officeooo:paragraph-rsid="0071f6b3"/>
    </style:style>
    <style:style style:name="P108" style:family="paragraph" style:parent-style-name="Standard">
      <style:text-properties officeooo:rsid="006a9ead" officeooo:paragraph-rsid="006a9ead"/>
    </style:style>
    <style:style style:name="P109" style:family="paragraph" style:parent-style-name="Standard">
      <style:paragraph-properties fo:line-height="115%"/>
      <style:text-properties officeooo:paragraph-rsid="0013268f"/>
    </style:style>
    <style:style style:name="P110" style:family="paragraph" style:parent-style-name="Standard">
      <style:paragraph-properties fo:line-height="115%"/>
      <style:text-properties officeooo:paragraph-rsid="0040eb9d"/>
    </style:style>
    <style:style style:name="P111" style:family="paragraph" style:parent-style-name="Standard">
      <style:paragraph-properties fo:line-height="100%"/>
      <style:text-properties officeooo:paragraph-rsid="0071f6b3"/>
    </style:style>
    <style:style style:name="P112" style:family="paragraph" style:parent-style-name="Standard">
      <style:paragraph-properties fo:line-height="115%"/>
      <style:text-properties officeooo:rsid="0034ed8b" officeooo:paragraph-rsid="0034ed8b"/>
    </style:style>
    <style:style style:name="P113" style:family="paragraph" style:parent-style-name="Standard">
      <style:text-properties officeooo:paragraph-rsid="006c1d47"/>
    </style:style>
    <style:style style:name="P114" style:family="paragraph" style:parent-style-name="Standard">
      <style:text-properties officeooo:paragraph-rsid="0071f6b3"/>
    </style:style>
    <style:style style:name="P115" style:family="paragraph" style:parent-style-name="Standard">
      <style:text-properties officeooo:paragraph-rsid="006df692"/>
    </style:style>
    <style:style style:name="P116" style:family="paragraph" style:parent-style-name="Standard">
      <style:text-properties officeooo:paragraph-rsid="00722a19"/>
    </style:style>
    <style:style style:name="P117" style:family="paragraph" style:parent-style-name="Standard">
      <style:text-properties officeooo:paragraph-rsid="005d12fa"/>
    </style:style>
    <style:style style:name="P118" style:family="paragraph" style:parent-style-name="Standard">
      <style:text-properties officeooo:paragraph-rsid="006a9ead"/>
    </style:style>
    <style:style style:name="P119" style:family="paragraph" style:parent-style-name="Standard">
      <style:text-properties officeooo:paragraph-rsid="007b744f"/>
    </style:style>
    <style:style style:name="P120" style:family="paragraph" style:parent-style-name="Standard">
      <style:paragraph-properties fo:line-height="150%" fo:break-before="page"/>
      <style:text-properties officeooo:paragraph-rsid="005521a3"/>
    </style:style>
    <style:style style:name="P121" style:family="paragraph" style:parent-style-name="Table_20_Contents">
      <style:paragraph-properties fo:text-align="center" style:justify-single-word="false"/>
      <style:text-properties officeooo:rsid="0069fa4b" officeooo:paragraph-rsid="0069fa4b"/>
    </style:style>
    <style:style style:name="P122" style:family="paragraph" style:parent-style-name="Table_20_Contents">
      <style:paragraph-properties fo:text-align="center" style:justify-single-word="false"/>
      <style:text-properties fo:font-weight="bold" officeooo:rsid="0069fa4b" officeooo:paragraph-rsid="0069fa4b" style:font-weight-asian="bold" style:font-weight-complex="bold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17" style:family="text">
      <style:text-properties fo:color="#ff0000" style:text-underline-style="none" fo:font-weight="normal" style:font-weight-asian="normal" style:font-weight-complex="normal"/>
    </style:style>
    <style:style style:name="T18" style:family="text">
      <style:text-properties officeooo:rsid="0012a0dc"/>
    </style:style>
    <style:style style:name="T19" style:family="text">
      <style:text-properties fo:color="#0000ff"/>
    </style:style>
    <style:style style:name="T20" style:family="text">
      <style:text-properties fo:color="#0000ff" officeooo:rsid="0011b025"/>
    </style:style>
    <style:style style:name="T21" style:family="text">
      <style:text-properties fo:color="#0000ff" officeooo:rsid="0012a0dc"/>
    </style:style>
    <style:style style:name="T22" style:family="text">
      <style:text-properties fo:color="#0000ff" fo:font-style="italic" style:font-style-asian="italic" style:font-style-complex="italic"/>
    </style:style>
    <style:style style:name="T23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4" style:family="text">
      <style:text-properties fo:color="#000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25" style:family="text">
      <style:text-properties fo:color="#0000ff" officeooo:rsid="00367935"/>
    </style:style>
    <style:style style:name="T26" style:family="text">
      <style:text-properties fo:color="#0000ff" fo:font-weight="normal" officeooo:rsid="00367935" style:font-weight-asian="normal" style:font-weight-complex="normal"/>
    </style:style>
    <style:style style:name="T27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color="#0000ff" style:text-underline-style="none" fo:font-weight="normal" style:font-weight-asian="normal" style:font-weight-complex="normal"/>
    </style:style>
    <style:style style:name="T29" style:family="text">
      <style:text-properties fo:color="#8b4513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officeooo:rsid="0013268f"/>
    </style:style>
    <style:style style:name="T32" style:family="text">
      <style:text-properties style:use-window-font-color="true" officeooo:rsid="0044d7a4"/>
    </style:style>
    <style:style style:name="T33" style:family="text">
      <style:text-properties style:use-window-font-color="true" style:text-underline-style="none" fo:font-weight="normal" style:font-weight-asian="normal" style:font-weight-complex="normal"/>
    </style:style>
    <style:style style:name="T34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5" style:family="text">
      <style:text-properties fo:font-weight="normal" officeooo:rsid="003c27f0" style:font-weight-asian="normal" style:font-weight-complex="normal"/>
    </style:style>
    <style:style style:name="T36" style:family="text">
      <style:text-properties fo:font-weight="normal" officeooo:rsid="003cb407" style:font-weight-asian="normal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22c018" style:font-style-asian="italic" style:font-style-complex="italic"/>
    </style:style>
    <style:style style:name="T39" style:family="text">
      <style:text-properties fo:font-style="italic" officeooo:rsid="00256ecc" style:font-style-asian="italic" style:font-style-complex="italic"/>
    </style:style>
    <style:style style:name="T40" style:family="text">
      <style:text-properties fo:font-style="italic" officeooo:rsid="0020905d" style:font-style-asian="italic" style:font-style-complex="italic"/>
    </style:style>
    <style:style style:name="T41" style:family="text">
      <style:text-properties fo:font-style="italic" officeooo:rsid="00546728" style:font-style-asian="italic" style:font-style-complex="italic"/>
    </style:style>
    <style:style style:name="T42" style:family="text">
      <style:text-properties fo:font-style="italic" officeooo:rsid="002e41db" style:font-style-asian="italic" style:font-style-complex="italic"/>
    </style:style>
    <style:style style:name="T43" style:family="text">
      <style:text-properties fo:font-style="italic" officeooo:rsid="006317f8" style:font-style-asian="italic" style:font-style-complex="italic"/>
    </style:style>
    <style:style style:name="T44" style:family="text">
      <style:text-properties fo:font-style="italic" officeooo:rsid="00672a68" style:font-style-asian="italic" style:font-style-complex="italic"/>
    </style:style>
    <style:style style:name="T45" style:family="text">
      <style:text-properties fo:font-style="italic" officeooo:rsid="006c1d47" style:font-style-asian="italic" style:font-style-complex="italic"/>
    </style:style>
    <style:style style:name="T4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none" fo:font-weight="normal" officeooo:rsid="007a3a38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7" style:family="text">
      <style:text-properties fo:font-style="italic" style:text-underline-style="none" fo:font-weight="normal" officeooo:rsid="007b744f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60" style:family="text">
      <style:text-properties officeooo:rsid="00205d85"/>
    </style:style>
    <style:style style:name="T61" style:family="text">
      <style:text-properties officeooo:rsid="0020905d"/>
    </style:style>
    <style:style style:name="T62" style:family="text">
      <style:text-properties officeooo:rsid="0022a34b"/>
    </style:style>
    <style:style style:name="T63" style:family="text">
      <style:text-properties officeooo:rsid="002436f5"/>
    </style:style>
    <style:style style:name="T64" style:family="text">
      <style:text-properties officeooo:rsid="00256ecc"/>
    </style:style>
    <style:style style:name="T65" style:family="text">
      <style:text-properties officeooo:rsid="0027fcfd"/>
    </style:style>
    <style:style style:name="T66" style:family="text">
      <style:text-properties officeooo:rsid="0029525d"/>
    </style:style>
    <style:style style:name="T67" style:family="text">
      <style:text-properties officeooo:rsid="0029f202"/>
    </style:style>
    <style:style style:name="T68" style:family="text">
      <style:text-properties officeooo:rsid="002e41db"/>
    </style:style>
    <style:style style:name="T69" style:family="text">
      <style:text-properties officeooo:rsid="0031326b"/>
    </style:style>
    <style:style style:name="T70" style:family="text">
      <style:text-properties officeooo:rsid="0033fbdf"/>
    </style:style>
    <style:style style:name="T71" style:family="text">
      <style:text-properties officeooo:rsid="0034ed8b"/>
    </style:style>
    <style:style style:name="T72" style:family="text">
      <style:text-properties officeooo:rsid="00367935"/>
    </style:style>
    <style:style style:name="T73" style:family="text">
      <style:text-properties officeooo:rsid="00398ddf"/>
    </style:style>
    <style:style style:name="T74" style:family="text">
      <style:text-properties officeooo:rsid="003b4e50"/>
    </style:style>
    <style:style style:name="T75" style:family="text">
      <style:text-properties officeooo:rsid="0043121f"/>
    </style:style>
    <style:style style:name="T7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45286d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5d12fa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721e09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7a3a38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96" style:family="text">
      <style:text-properties fo:font-style="normal" style:font-style-asian="normal" style:font-style-complex="normal"/>
    </style:style>
    <style:style style:name="T97" style:family="text">
      <style:text-properties fo:font-style="normal" officeooo:rsid="00524926" style:font-style-asian="normal" style:font-style-complex="normal"/>
    </style:style>
    <style:style style:name="T98" style:family="text">
      <style:text-properties fo:font-style="normal" officeooo:rsid="0033fbdf" style:font-style-asian="normal" style:font-style-complex="normal"/>
    </style:style>
    <style:style style:name="T99" style:family="text">
      <style:text-properties fo:font-style="normal" officeooo:rsid="0034ed8b" style:font-style-asian="normal" style:font-style-complex="normal"/>
    </style:style>
    <style:style style:name="T100" style:family="text">
      <style:text-properties fo:font-style="normal" officeooo:rsid="0052a33a" style:font-style-asian="normal" style:font-style-complex="normal"/>
    </style:style>
    <style:style style:name="T101" style:family="text">
      <style:text-properties fo:font-style="normal" officeooo:rsid="0012a0dc" style:font-style-asian="normal" style:font-style-complex="normal"/>
    </style:style>
    <style:style style:name="T102" style:family="text">
      <style:text-properties fo:font-style="normal" officeooo:rsid="005aa0ca" style:font-style-asian="normal" style:font-style-complex="normal"/>
    </style:style>
    <style:style style:name="T103" style:family="text">
      <style:text-properties officeooo:rsid="004d4d0b"/>
    </style:style>
    <style:style style:name="T104" style:family="text">
      <style:text-properties officeooo:rsid="0013268f"/>
    </style:style>
    <style:style style:name="T105" style:family="text">
      <style:text-properties officeooo:rsid="004f4350"/>
    </style:style>
    <style:style style:name="T106" style:family="text">
      <style:text-properties officeooo:rsid="00501b3c"/>
    </style:style>
    <style:style style:name="T107" style:family="text">
      <style:text-properties officeooo:rsid="00147dd9"/>
    </style:style>
    <style:style style:name="T108" style:family="text">
      <style:text-properties officeooo:rsid="0054a0cd"/>
    </style:style>
    <style:style style:name="T109" style:family="text">
      <style:text-properties officeooo:rsid="005521a3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officeooo:rsid="005f7223" style:font-weight-asian="bold" style:font-weight-complex="bold"/>
    </style:style>
    <style:style style:name="T112" style:family="text">
      <style:text-properties officeooo:rsid="005b5cd3"/>
    </style:style>
    <style:style style:name="T113" style:family="text">
      <style:text-properties officeooo:rsid="005b5f51"/>
    </style:style>
    <style:style style:name="T114" style:family="text">
      <style:text-properties officeooo:rsid="005d12fa"/>
    </style:style>
    <style:style style:name="T115" style:family="text">
      <style:text-properties officeooo:rsid="003cb407"/>
    </style:style>
    <style:style style:name="T116" style:family="text">
      <style:text-properties officeooo:rsid="005f7223"/>
    </style:style>
    <style:style style:name="T117" style:family="text">
      <style:text-properties officeooo:rsid="006317f8"/>
    </style:style>
    <style:style style:name="T118" style:family="text">
      <style:text-properties officeooo:rsid="0063f3c5"/>
    </style:style>
    <style:style style:name="T119" style:family="text">
      <style:text-properties officeooo:rsid="00649c83"/>
    </style:style>
    <style:style style:name="T120" style:family="text">
      <style:text-properties officeooo:rsid="00672a68"/>
    </style:style>
    <style:style style:name="T121" style:family="text">
      <style:text-properties style:text-underline-style="none" fo:font-weight="normal" style:font-weight-asian="normal" style:font-weight-complex="normal"/>
    </style:style>
    <style:style style:name="T122" style:family="text">
      <style:text-properties style:text-underline-style="none" fo:font-weight="normal" officeooo:rsid="00721e09" style:font-weight-asian="normal" style:font-weight-complex="normal"/>
    </style:style>
    <style:style style:name="T123" style:family="text">
      <style:text-properties style:text-underline-style="none" fo:font-weight="normal" officeooo:rsid="00722a19" style:font-weight-asian="normal" style:font-weight-complex="normal"/>
    </style:style>
    <style:style style:name="T124" style:family="text">
      <style:text-properties style:text-underline-style="none" fo:font-weight="normal" officeooo:rsid="006a9ead" style:font-weight-asian="normal" style:font-weight-complex="normal"/>
    </style:style>
    <style:style style:name="T125" style:family="text">
      <style:text-properties style:text-underline-style="none" fo:font-weight="normal" officeooo:rsid="007c90a2" style:font-weight-asian="normal" style:font-weight-complex="normal"/>
    </style:style>
    <style:style style:name="T126" style:family="text">
      <style:text-properties officeooo:rsid="006df692"/>
    </style:style>
    <style:style style:name="T127" style:family="text">
      <style:text-properties officeooo:rsid="00702e4c"/>
    </style:style>
    <style:style style:name="T128" style:family="text">
      <style:text-properties officeooo:rsid="0071f6b3"/>
    </style:style>
    <style:style style:name="T129" style:family="text">
      <style:text-properties officeooo:rsid="00722a19"/>
    </style:style>
    <style:style style:name="T130" style:family="text">
      <style:text-properties officeooo:rsid="007477e8"/>
    </style:style>
    <style:style style:name="T131" style:family="text">
      <style:text-properties officeooo:rsid="007a3a38"/>
    </style:style>
    <style:style style:name="T132" style:family="text">
      <style:text-properties officeooo:rsid="007b74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09">А</text:span>нглийско<text:span text:style-name="T109">е</text:span> предложени<text:span text:style-name="T109">е. </text:span>Порядок слов</text:p>
      <text:p text:style-name="P1"/>
      <text:p text:style-name="P109"><text:span text:style-name="T104">Слова </text:span><text:span text:style-name="T105">в предложении </text:span><text:span text:style-name="T104">делятся на </text:span><text:span text:style-name="T109">две</text:span><text:span text:style-name="T104"> смысловые группы:</text:span></text:p>
      <text:list xml:id="list1109091542" text:style-name="L1">
        <text:list-item>
          <text:p text:style-name="P66">главные члены предложения (грамматическая основа) — подлежащее и сказуемое;</text:p>
        </text:list-item>
        <text:list-item>
          <text:p text:style-name="P66">второстепенные члены предложения — определение, дополнение и обстоятельтсво.</text:p>
        </text:list-item>
      </text:list>
      <text:p text:style-name="P20"/>
      <text:p text:style-name="P21">Подлежащие — это существительное в именимтельно<text:span text:style-name="T68">м</text:span> падеже, т. е. автор действия.</text:p>
      <text:p text:style-name="P22">Сказуемое — это глагол <text:span text:style-name="T61">(verb)</text:span>, т. е. действие совершаемое автором.</text:p>
      <text:p text:style-name="P21"/>
      <text:p text:style-name="P21">Дополнение — это то, на что направлено действие. Оно выражено существительным, перед которым может стоять предлог или глаголом, перед которым может стоять частица to.</text:p>
      <text:p text:style-name="P21">Обычно оно стоит в конце предложения, но иногда может быть в начале.</text:p>
      <text:p text:style-name="P21"/>
      <text:p text:style-name="P24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21"/>
      <text:p text:style-name="P48"><text:span text:style-name="T107">В английском </text:span><text:span text:style-name="T109">языке</text:span><text:span text:style-name="T107"> не бывает предложений без подлежащего и сказуемого.</text:span></text:p>
      <text:p text:style-name="P52">Исключение составляют разговорные фразы: nice to meet you и пр.</text:p>
      <text:p text:style-name="P48"/>
      <text:p text:style-name="P26"><text:span text:style-name="T118">С</text:span>казуемое <text:span text:style-name="T118">п</text:span>очти всегда делится на 2 части: вспомогательный и смысловой <text:span text:style-name="T114">глагол</text:span>.</text:p>
      <text:p text:style-name="P25"/>
      <text:p text:style-name="P45"><text:span text:style-name="T65">Вспомогательный глагол не переводится. Он </text:span><text:span text:style-name="T66">сообщает</text:span><text:span text:style-name="T65"> о том, в каком времени нужно переводить смысловой. Смысловой глогол передает суть действия. Он может может иметь </text:span></text:p>
      <text:p text:style-name="P45"><text:span text:style-name="T65">3 окончания (-s, -ing, -ed) и </text:span><text:span text:style-name="T67">быть в </text:span><text:span text:style-name="T65">3</text:span><text:span text:style-name="T67">х </text:span><text:span text:style-name="T65">форм</text:span><text:span text:style-name="T67">ах</text:span><text:span text:style-name="T65">.</text:span></text:p>
      <text:p text:style-name="P2"/>
      <text:p text:style-name="P72">Утведрдительные и отрицательные предложения:</text:p>
      <text:list xml:id="list1599237746" text:style-name="L2">
        <text:list-item>
          <text:p text:style-name="P67"><text:span text:style-name="T14">подлежащее</text:span><text:span text:style-name="T1">;</text:span></text:p>
        </text:list-item>
        <text:list-item>
          <text:p text:style-name="P67"><text:span text:style-name="T20">сказуемое</text:span><text:span text:style-name="T2">;</text:span></text:p>
        </text:list-item>
        <text:list-item>
          <text:p text:style-name="P68">дополнение;</text:p>
        </text:list-item>
        <text:list-item>
          <text:p text:style-name="P69">обстоятельство.</text:p>
        </text:list-item>
      </text:list>
      <text:p text:style-name="P8"/>
      <text:p text:style-name="P9"><text:span text:style-name="T13">We</text:span> <text:span text:style-name="T19">do</text:span> <text:span text:style-name="T9">our work</text:span> <text:span text:style-name="T11">with pleasure</text:span> — <text:span text:style-name="T18">М</text:span>ы делаем нашу работу с удовол<text:span text:style-name="T18">ь</text:span>ствием.</text:p>
      <text:p text:style-name="P9"><text:span text:style-name="T13">They</text:span> <text:span text:style-name="T19">haven`t finish</text:span><text:span text:style-name="T21">ed</text:span> <text:span text:style-name="T9">their work</text:span> <text:span text:style-name="T11">in time</text:span> — <text:span text:style-name="T18">Они не закончили работу вовремя.</text:span></text:p>
      <text:p text:style-name="P10"><text:span text:style-name="T13">I</text:span> <text:span text:style-name="T19">will give</text:span> <text:span text:style-name="T9">you</text:span> <text:span text:style-name="T9">money</text:span> — Я дам тебе деньги.</text:p>
      <text:p text:style-name="P8"><text:s/></text:p>
      <text:p text:style-name="P73">Вопросительные предложения:</text:p>
      <text:list xml:id="list3370670696" text:style-name="L3">
        <text:list-item>
          <text:p text:style-name="P70"><text:span text:style-name="T29">вопросительное слово</text:span>;</text:p>
        </text:list-item>
        <text:list-item>
          <text:p text:style-name="P70"><text:span text:style-name="T3">вспомогательный глагол</text:span><text:span text:style-name="T19"> </text:span><text:span text:style-name="T31">(часть сказуемого)</text:span><text:span text:style-name="T30">;</text:span></text:p>
        </text:list-item>
        <text:list-item>
          <text:p text:style-name="P70"><text:span text:style-name="T13">подлежащее</text:span>;</text:p>
        </text:list-item>
        <text:list-item>
          <text:p text:style-name="P70"><text:span text:style-name="T19">смысловой глагол</text:span><text:span text:style-name="T3"> </text:span><text:span text:style-name="T31">(часть сказуемого)</text:span><text:span text:style-name="T30">;</text:span></text:p>
        </text:list-item>
        <text:list-item>
          <text:p text:style-name="P70"><text:span text:style-name="T9">дополнение</text:span>;</text:p>
        </text:list-item>
        <text:list-item>
          <text:p text:style-name="P70"><text:span text:style-name="T11">обстоятельство</text:span>.</text:p>
        </text:list-item>
      </text:list>
      <text:p text:style-name="P46"/>
      <text:p text:style-name="P12"><text:span text:style-name="T29">What</text:span> <text:span text:style-name="T3">are</text:span> <text:span text:style-name="T13">you</text:span> <text:span text:style-name="T19">doing</text:span> <text:span text:style-name="T11">here</text:span>? <text:span text:style-name="T60">—</text:span> Что ты здесь делаешь?</text:p>
      <text:p text:style-name="P50"><text:span text:style-name="T4">Do</text:span><text:span text:style-name="T37"> </text:span><text:span text:style-name="T15">you</text:span><text:span text:style-name="T37"> </text:span><text:span text:style-name="T22">want</text:span><text:span text:style-name="T10"> to live </text:span><text:span text:style-name="T12">in Spain</text:span><text:span text:style-name="T37">? — Ты хочешь жить в Испании?</text:span></text:p>
      <text:p text:style-name="P57"/>
      <text:p text:style-name="P58"><text:span text:style-name="T101">Вопрос не всегда бывает полным, какого-то элемента может не быть, </text:span><text:span text:style-name="T102">но при этом всегда есть подлежащие и вспомогательный глагол.</text:span></text:p>
      <text:p text:style-name="P71"/>
      <text:p text:style-name="P85">Общий вопрос начинается со вспомогательного глагола и подразумевает ответ «да», «нет».</text:p>
      <text:p text:style-name="P31"/>
      <text:p text:style-name="P59"><text:soft-page-break/><text:span text:style-name="T83">Чтобы коротко ответить на </text:span><text:span text:style-name="T84">такой </text:span><text:span text:style-name="T83">вопрос, недостаточно просто написать yes/no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33"/>
      <text:p text:style-name="P19"><text:span text:style-name="T110">Do you play</text:span> the piano? <text:span text:style-name="T60">—</text:span> Yes, <text:span text:style-name="T111">I do</text:span><text:span text:style-name="T116">.</text:span></text:p>
      <text:p text:style-name="P19"><text:span text:style-name="T111">Does Rita play</text:span><text:span text:style-name="T116"> football? </text:span><text:span text:style-name="T60">— </text:span><text:span text:style-name="T116">No, </text:span><text:span text:style-name="T111">she doesn`t</text:span><text:span text:style-name="T116">.</text:span> </text:p>
      <text:p text:style-name="P19"/>
      <text:p text:style-name="P32"><text:span text:style-name="T115">Специальный вопрос начинается с вопросительного слова </text:span><text:span text:style-name="T120">или связки</text:span><text:span text:style-name="T115">. </text:span><text:span text:style-name="T117">Он служит, чтобы узнать дополнительную информацию.</text:span><text:span text:style-name="T115"> </text:span><text:span text:style-name="T117">После вопросительного слова обычно стоит существительное: </text:span><text:span text:style-name="T43">What </text:span><text:span text:style-name="T58">car</text:span><text:span text:style-name="T43"> does he have? </text:span><text:span text:style-name="T44">How much </text:span><text:span text:style-name="T59">money</text:span><text:span text:style-name="T44"> dow we have?</text:span></text:p>
      <text:p text:style-name="P19"/>
      <text:p text:style-name="P49"><text:span text:style-name="T36">В предложениях, которые используют глаголы: </text:span><text:span text:style-name="T35">like, have, enjoy, need, </text:span><text:span text:style-name="T36">подлежащие не переводятся на русский в именительном падеже:</text:span></text:p>
      <text:p text:style-name="P38"/>
      <text:p text:style-name="P13"><text:span text:style-name="T30">I l</text:span>ike my job — Мне нравится моя работа (а не «Я нравится моя работа»).</text:p>
      <text:p text:style-name="P13"/>
      <text:p text:style-name="P60">В английском языке всего 2 падежа: именительный и объектный. Обычно слово никак не меняется, даже если оно стоит в объектном падеже. Изменения видны только при работе с местоимениями. Местоимения I, you, he, she, it, we, they стоят в форме именительного падежа (являются подлежащими) и не используются во второй половине предложения.</text:p>
      <text:p text:style-name="P6"/>
      <text:p text:style-name="P6">Об английских временах</text:p>
      <text:p text:style-name="P47"/>
      <text:p text:style-name="P55">Времена группы Simple (или Indefinite) сообщают об обыденных фактах и событиях, происходящих регулярно, например <text:span text:style-name="T37">I live in Spain — Я живу в испании (факт).</text:span></text:p>
      <text:p text:style-name="P55"/>
      <text:p text:style-name="P51"><text:span text:style-name="T62">Времена группы Continues (Progressive) </text:span><text:span text:style-name="T63">описывают</text:span><text:span text:style-name="T62"> </text:span><text:span text:style-name="T69">незавершенный </text:span><text:span text:style-name="T62">процесс </text:span><text:span text:style-name="T69">в</text:span><text:span text:style-name="T62"> </text:span><text:span text:style-name="T70">какой-то</text:span><text:span text:style-name="T62"> момент времени: </text:span><text:span text:style-name="T38">I am reading a book — Я читаю книгу (именно сейчас).</text:span></text:p>
      <text:p text:style-name="P51"/>
      <text:p text:style-name="P87">Времена группы Perfect обозначают результат, опыт, впечатления: <text:s/><text:span text:style-name="T37">I have lost the keys — </text:span></text:p>
      <text:p text:style-name="P87"><text:span text:style-name="T37">Я потерял ключи (результат свершившегося действия).</text:span></text:p>
      <text:p text:style-name="P51"/>
      <text:p text:style-name="P54">Времена группы Perfect Continuous описывают процесс, который начался в прошлом и длился до какого-то момента <text:span text:style-name="T64">в прошлом, либо длится до настоящего момента, либо продолжится до определенного момента в будущем: </text:span><text:span text:style-name="T39">I have been reading for 2 hours — </text:span></text:p>
      <text:p text:style-name="P17">Я читаю уже 2 часа (как долго я выполняю действие к этому моменту).</text:p>
      <text:p text:style-name="P53"/>
      <text:p text:style-name="P3"><text:span text:style-name="T119">Утверждения в </text:span>Present Simple</text:p>
      <text:p text:style-name="P35"/>
      <text:p text:style-name="P74">Используется чтобы:</text:p>
      <text:list xml:id="list4115784534" text:style-name="L4">
        <text:list-item>
          <text:p text:style-name="P94">сообщить факты настоящего и общеизвестные истины;</text:p>
        </text:list-item>
        <text:list-item>
          <text:p text:style-name="P94">описать текущую реальность <text:span text:style-name="T114">или</text:span> текущее положение дел;</text:p>
        </text:list-item>
        <text:list-item>
          <text:p text:style-name="P94">говорить о событиях, которые происходят с какой-то регулярностью.</text:p>
        </text:list-item>
      </text:list>
      <text:p text:style-name="P23"/>
      <text:p text:style-name="P110"><text:span text:style-name="T97">П</text:span><text:span text:style-name="T98">еред сказуемым часто </text:span><text:span text:style-name="T100">стоят</text:span><text:span text:style-name="T98"> наречия частности </text:span><text:span text:style-name="T99">(</text:span><text:span text:style-name="T98">маячки времени</text:span><text:span text:style-name="T99">):</text:span></text:p>
      <text:list xml:id="list2965003939" text:style-name="L5">
        <text:list-item>
          <text:p text:style-name="P95">always - <text:span text:style-name="T71">всегда</text:span>;</text:p>
        </text:list-item>
        <text:list-item>
          <text:p text:style-name="P95">usually - <text:span text:style-name="T71">обычно</text:span>;</text:p>
        </text:list-item>
        <text:list-item>
          <text:p text:style-name="P95">often - <text:span text:style-name="T71">часто</text:span>;</text:p>
        </text:list-item>
        <text:list-item>
          <text:p text:style-name="P95">sometimes - <text:span text:style-name="T71">иногда</text:span>;</text:p>
        </text:list-item>
        <text:list-item>
          <text:p text:style-name="P95">never - <text:span text:style-name="T71">никогда</text:span>.</text:p>
        </text:list-item>
      </text:list>
      <text:p text:style-name="P35"/>
      <text:p text:style-name="P11">I always wash my hands before eating — Я всегда мою руки перед едой.</text:p>
      <text:p text:style-name="P112"><text:soft-page-break/><text:span text:style-name="T96">В утверждениях глагол используется в 2х вариантах:</text:span></text:p>
      <text:list xml:id="list3638813191" text:style-name="L6">
        <text:list-item>
          <text:p text:style-name="P96">без изменений, если подлежащее в первом лице или множеств. числе (<text:span text:style-name="T112">I</text:span>, <text:span text:style-name="T112">you</text:span>, <text:span text:style-name="T112">we,</text:span> <text:span text:style-name="T112">they</text:span>);</text:p>
        </text:list-item>
        <text:list-item>
          <text:p text:style-name="P96"><text:span text:style-name="T71">с окончанием -s </text:span><text:span text:style-name="T72">(-es)</text:span><text:span text:style-name="T71">, если подлежащ</text:span><text:span text:style-name="T113">ее</text:span><text:span text:style-name="T71"> в третьем лице, единств</text:span><text:span text:style-name="T114">ен.</text:span><text:span text:style-name="T71"> числе (</text:span><text:span text:style-name="T112">he</text:span><text:span text:style-name="T71">, </text:span><text:span text:style-name="T112">she</text:span><text:span text:style-name="T71">, </text:span><text:span text:style-name="T112">it</text:span><text:span text:style-name="T71">);</text:span></text:p>
        </text:list-item>
      </text:list>
      <text:p text:style-name="P36"/>
      <text:p text:style-name="P42">I <text:span text:style-name="T19">live</text:span> in New York — Я живу в Нью Йорке.</text:p>
      <text:p text:style-name="P43"><text:span text:style-name="T72">Peter </text:span><text:span text:style-name="T25">work</text:span><text:span text:style-name="T26">s</text:span><text:span text:style-name="T72"> in New York — Питер работает в Нью Йорке;</text:span></text:p>
      <text:p text:style-name="P37"/>
      <text:p text:style-name="P27">Окончание -es ставится, если глагол заканчивается: на гласную букву, на шипящий звук </text:p>
      <text:p text:style-name="P75">(sh, ch) <text:span text:style-name="T106">или</text:span> на букву s и x:</text:p>
      <text:list xml:id="list4271754452" text:style-name="L7">
        <text:list-item>
          <text:p text:style-name="P98"><text:span text:style-name="T73">go — </text:span>goes;</text:p>
        </text:list-item>
        <text:list-item>
          <text:p text:style-name="P98"><text:span text:style-name="T73">teach — </text:span>teaches;</text:p>
        </text:list-item>
        <text:list-item>
          <text:p text:style-name="P97"><text:span text:style-name="T73">mix — </text:span><text:span text:style-name="T72">mixes.</text:span></text:p>
        </text:list-item>
      </text:list>
      <text:p text:style-name="P35"/>
      <text:p text:style-name="P28">Если глагол заканчивается на букву y, перед которой согласная, то вместо y пишется i</text:p>
      <text:p text:style-name="P76"><text:span text:style-name="T74">(помимо добавления -es)</text:span>:</text:p>
      <text:list xml:id="list2083083311" text:style-name="L8">
        <text:list-item>
          <text:p text:style-name="P99">fly — flies; </text:p>
        </text:list-item>
        <text:list-item>
          <text:p text:style-name="P99">cry — cries.</text:p>
        </text:list-item>
      </text:list>
      <text:p text:style-name="P35"/>
      <text:p text:style-name="P4">Отрицания в Present Simple</text:p>
      <text:p text:style-name="P4"/>
      <text:p text:style-name="P110"><text:span text:style-name="T80">Использу</text:span><text:span text:style-name="T81">ю</text:span><text:span text:style-name="T80">тся чтобы сказать о том, что что-либо:</text:span></text:p>
      <text:list xml:id="list4196351745" text:style-name="L9">
        <text:list-item>
          <text:p text:style-name="P100">не является фактом настоящего <text:span text:style-name="T114">или истиной</text:span>;</text:p>
        </text:list-item>
        <text:list-item>
          <text:p text:style-name="P100">не происходит с какой-то регулярностью.</text:p>
        </text:list-item>
      </text:list>
      <text:p text:style-name="P41"/>
      <text:p text:style-name="P40">За отрицание отвечает частица not, которая идет в паре со вспомогательным глаголом do.</text:p>
      <text:p text:style-name="P40">Если подлежащее he/she/it, то испольузется does. <text:span text:style-name="T103">Смысловой глагол без изменений.</text:span></text:p>
      <text:p text:style-name="P39"/>
      <text:p text:style-name="P14">People <text:span text:style-name="T3">do </text:span><text:span text:style-name="T32">not</text:span> <text:span text:style-name="T19">live</text:span> in space — Люди не живут в космосе.</text:p>
      <text:p text:style-name="P14">Water <text:span text:style-name="T3">does </text:span><text:span text:style-name="T32">not</text:span> <text:span text:style-name="T19">boil</text:span> at 50 degrees Celsius — Вода не кипит при 50 грудусах.</text:p>
      <text:p text:style-name="P14"/>
      <text:p text:style-name="P44"><text:span text:style-name="T77">Практически всегда do/</text:span><text:span text:style-name="T78">does</text:span><text:span text:style-name="T77"> not использу</text:span><text:span text:style-name="T79">е</text:span><text:span text:style-name="T77">тся в сокращении: </text:span></text:p>
      <text:p text:style-name="P29"/>
      <text:p text:style-name="P15">We don`t drink whisky — Мы не пьем виски.</text:p>
      <text:p text:style-name="P16">He doesn`t drink tea — Он не пьет чай.</text:p>
      <text:p text:style-name="P16"/>
      <text:p text:style-name="P34">Вопросы в Present Simple</text:p>
      <text:p text:style-name="P15"/>
      <text:p text:style-name="P81">Используюся чтобы:</text:p>
      <text:list xml:id="list2926863979" text:style-name="L10">
        <text:list-item>
          <text:p text:style-name="P79">узнать о фактах настоящего;</text:p>
        </text:list-item>
        <text:list-item>
          <text:p text:style-name="P101"><text:span text:style-name="T82">узнать</text:span><text:span text:style-name="T81"> о событиях, которые происходят с какой-то регулярностью.</text:span></text:p>
        </text:list-item>
      </text:list>
      <text:p text:style-name="P30"/>
      <text:p text:style-name="P30">Вопрос задается с помощью вспомогательного глагола do/does, который ставится перед подлежащим. Смысловой глагол без изменений (в начальной форме).</text:p>
      <text:p text:style-name="P30"/>
      <text:p text:style-name="P56"><text:span text:style-name="T7">Do</text:span><text:span text:style-name="T76"> you </text:span><text:span text:style-name="T27">like</text:span><text:span text:style-name="T76"> action movies? </text:span><text:span text:style-name="T47">— </text:span><text:span text:style-name="T76">Тебе нравятся экшен фильмы? </text:span></text:p>
      <text:p text:style-name="P18">What books <text:span text:style-name="T3">do</text:span> you <text:span text:style-name="T19">read</text:span>? <text:span text:style-name="T75">—</text:span> Какие книги тебе нравятся?</text:p>
      <text:p text:style-name="P104"/>
      <text:p text:style-name="P104">Глаголы <text:span text:style-name="T130">to d</text:span>o и <text:span text:style-name="T130">to b</text:span>e</text:p>
      <text:p text:style-name="P103"/>
      <text:p text:style-name="P114"><text:span text:style-name="T90">Глагол</text:span><text:span text:style-name="T85"> </text:span><text:span text:style-name="T90">to </text:span><text:span text:style-name="T85">d</text:span><text:span text:style-name="T86">o </text:span><text:span text:style-name="T87">означает</text:span><text:span text:style-name="T86"> «делать». В предложении </text:span><text:span text:style-name="T90">он</text:span><text:span text:style-name="T86"> может может встречаться несколько раз, </text:span></text:p>
      <text:p text:style-name="P114"><text:span text:style-name="T86">в качестве вспомогательного и смыслового: </text:span><text:span text:style-name="T48">What </text:span><text:span text:style-name="T5">do</text:span><text:span text:style-name="T48"> you </text:span><text:span text:style-name="T23">do</text:span><text:span text:style-name="T48">? </text:span><text:span text:style-name="T49">— </text:span><text:span text:style-name="T48">Что ты делаешь? </text:span></text:p>
      <text:p text:style-name="P82"/>
      <text:p text:style-name="P111"><text:soft-page-break/><text:span text:style-name="T90">Глагол t</text:span><text:span text:style-name="T85">o be — </text:span><text:span text:style-name="T89">это начальная форма глагола</text:span><text:span text:style-name="T85"> «быть», «</text:span><text:span text:style-name="T91">являться</text:span><text:span text:style-name="T85">». <text:s/></text:span></text:p>
      <text:p text:style-name="P107"><text:span text:style-name="T90">Он</text:span><text:span text:style-name="T85"> меняется в завис</text:span><text:span text:style-name="T90">имости</text:span><text:span text:style-name="T85"> от подлежащего: </text:span></text:p>
      <table:table table:name="Table4" table:style-name="Table4">
        <table:table-column table:style-name="Table4.A"/>
        <table:table-column table:style-name="Table4.B"/>
        <table:table-row table:style-name="TableLine94462757162000">
          <table:table-cell table:style-name="Table4.A1" office:value-type="string">
            <text:p text:style-name="P122">Подлежащее</text:p>
          </table:table-cell>
          <table:table-cell table:style-name="Table4.B1" office:value-type="string">
            <text:p text:style-name="P122"><text:span text:style-name="T127">t</text:span>o be</text:p>
          </table:table-cell>
        </table:table-row>
        <table:table-row table:style-name="TableLine94462757162000">
          <table:table-cell table:style-name="Table4.A2" office:value-type="string">
            <text:p text:style-name="P121">I</text:p>
          </table:table-cell>
          <table:table-cell table:style-name="Table4.B2" office:value-type="string">
            <text:p text:style-name="P121">am</text:p>
          </table:table-cell>
        </table:table-row>
        <table:table-row table:style-name="TableLine94462757162000">
          <table:table-cell table:style-name="Table4.A2" office:value-type="string">
            <text:p text:style-name="P121">he/she/it</text:p>
          </table:table-cell>
          <table:table-cell table:style-name="Table4.B2" office:value-type="string">
            <text:p text:style-name="P121">is</text:p>
          </table:table-cell>
        </table:table-row>
        <table:table-row table:style-name="TableLine94462757162000">
          <table:table-cell table:style-name="Table4.A2" office:value-type="string">
            <text:p text:style-name="P121">we/you/they</text:p>
          </table:table-cell>
          <table:table-cell table:style-name="Table4.B2" office:value-type="string">
            <text:p text:style-name="P121">are</text:p>
          </table:table-cell>
        </table:table-row>
      </table:table>
      <text:p text:style-name="P58"><text:span text:style-name="T87"/></text:p>
      <text:p text:style-name="P116"><text:span text:style-name="T87">Э</text:span><text:span text:style-name="T92">ти формы заменяют собой сказуемое в тех </text:span><text:span text:style-name="T93">ситуациях</text:span><text:span text:style-name="T92">, </text:span><text:span text:style-name="T93">когда</text:span><text:span text:style-name="T92"> оно отсутсвует (т. к. </text:span><text:span text:style-name="T90">для английского языка не характерно, когда в предложении нет </text:span><text:span text:style-name="T92">сказуемого).</text:span></text:p>
      <text:p text:style-name="P105"><text:span text:style-name="T87"/></text:p>
      <text:p text:style-name="P118"><text:span text:style-name="T34">I </text:span><text:span text:style-name="T6">am</text:span><text:span text:style-name="T51"> a doctor — Я (</text:span><text:span text:style-name="T52">есть</text:span><text:span text:style-name="T51">) доктор.</text:span></text:p>
      <text:p text:style-name="P90"><text:span text:style-name="T33">We</text:span><text:span text:style-name="T121"> </text:span><text:span text:style-name="T8">are</text:span><text:span text:style-name="T121"> happy </text:span><text:span text:style-name="T124">— </text:span><text:span text:style-name="T121">Мы (есть) счастливы.</text:span></text:p>
      <text:p text:style-name="P108"><text:span text:style-name="T76"/></text:p>
      <text:p text:style-name="P83"><text:span text:style-name="T128">Г</text:span>лагол <text:span text:style-name="T128">to be </text:span>появляется, когда говорят:</text:p>
      <text:list xml:id="list1182544914" text:style-name="L11">
        <text:list-item>
          <text:p text:style-name="P84">кто человек по профессии: <text:span text:style-name="T45">I am a football player</text:span>;</text:p>
        </text:list-item>
        <text:list-item>
          <text:p text:style-name="P84">в каком состоянии человек или объект: <text:span text:style-name="T45">This dress is blue</text:span>;</text:p>
        </text:list-item>
        <text:list-item>
          <text:p text:style-name="P84">где находится человек или объект: <text:span text:style-name="T45">Molly is in her office now</text:span>;</text:p>
        </text:list-item>
      </text:list>
      <text:p text:style-name="P83"/>
      <text:p text:style-name="P119"><text:span text:style-name="T90">Глагол t</text:span><text:span text:style-name="T88">o be может использоваться в связке с прилагательным. </text:span><text:span text:style-name="T95">При переводе таких связок можно подобрать отдельный глагол, которого нет в английском.</text:span></text:p>
      <text:p text:style-name="P86"/>
      <text:p text:style-name="P113"><text:span text:style-name="T53">I am interested in art — Я</text:span><text:span text:style-name="T54"> интересуюсь искусством (</text:span><text:span text:style-name="T57">есть </text:span><text:span text:style-name="T54">заинтересованный).</text:span></text:p>
      <text:p text:style-name="P115"><text:span text:style-name="T54">My hands are cold — Мои руки замерзли </text:span><text:span text:style-name="T56">(</text:span><text:span text:style-name="T55">есть</text:span><text:span text:style-name="T56"> замерзши</text:span><text:span text:style-name="T55">е</text:span><text:span text:style-name="T56">).</text:span></text:p>
      <text:p text:style-name="P92"/>
      <text:p text:style-name="P77"><text:span text:style-name="T122">В вопросительных предложениях глагол to be меняется местами с подлежащим, </text:span></text:p>
      <text:p text:style-name="P77"><text:span text:style-name="T122">а в отрицательных, используется с частицей not:</text:span></text:p>
      <text:p text:style-name="P77"><text:span text:style-name="T122"/></text:p>
      <text:p text:style-name="P88"><text:span text:style-name="T122">I </text:span><text:span text:style-name="T121">am not a student — Я не студент.</text:span></text:p>
      <text:p text:style-name="P88"><text:span text:style-name="T121">We are not English speakers — Они не англоговорящие люди.</text:span></text:p>
      <text:p text:style-name="P88"><text:span text:style-name="T122">I</text:span><text:span text:style-name="T121">s it dark? — Сейчас темно?</text:span></text:p>
      <text:p text:style-name="P88"><text:span text:style-name="T121">Are they hungry? — Они голодны?</text:span></text:p>
      <text:p text:style-name="P88"><text:span text:style-name="T121"/></text:p>
      <text:p text:style-name="P78"><text:span text:style-name="T121">Если перед to be нет вопросительного слова, то это общий вопрос. </text:span></text:p>
      <text:p text:style-name="P78"><text:span text:style-name="T121">В корешке ответа вместо do/does используется am/is/are:</text:span></text:p>
      <text:p text:style-name="P78"><text:span text:style-name="T121"/></text:p>
      <text:p text:style-name="P89"><text:span text:style-name="T121">Am I in danger? Yes, you are. </text:span><text:span text:style-name="T123">—</text:span><text:span text:style-name="T121"> Я в опасности? Да.</text:span></text:p>
      <text:p text:style-name="P89"><text:span text:style-name="T121">Is John married? - No, he isn`t. </text:span><text:span text:style-name="T123">— </text:span><text:span text:style-name="T121">Джон женат? </text:span><text:span text:style-name="T123">— </text:span><text:span text:style-name="T121">Нет.</text:span></text:p>
      <text:p text:style-name="P78"><text:span text:style-name="T46"/></text:p>
      <text:p text:style-name="P93"><text:span text:style-name="T96">Специальный вопрос начинается с вопросительного слова:</text:span> </text:p>
      <text:p text:style-name="P93">Where is Jill?<text:span text:style-name="T129"> </text:span>She is at school. <text:span text:style-name="T129">— </text:span>Где Джил? Она в школе.</text:p>
      <text:p text:style-name="P120"><text:span text:style-name="T40">Таблица времен </text:span><text:span text:style-name="T42">утвердительн</text:span><text:span text:style-name="T41">ых</text:span><text:span text:style-name="T42"> предложени</text:span><text:span text:style-name="T41">й</text:span><text:span text:style-name="T40">:</text:span></text:p>
      <table:table table:name="Table1" table:style-name="Table1">
        <table:table-column table:style-name="Table1.A" table:number-columns-repeated="5"/>
        <table:table-row table:style-name="TableLine94462733067568"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2">Simple</text:p>
          </table:table-cell>
          <table:table-cell table:style-name="Table1.A1" office:value-type="string">
            <text:p text:style-name="P5">Continuous</text:p>
          </table:table-cell>
          <table:table-cell table:style-name="Table1.A1" office:value-type="string">
            <text:p text:style-name="P62">Perfect</text:p>
          </table:table-cell>
          <table:table-cell table:style-name="Table1.E1" office:value-type="string">
            <text:p text:style-name="P62">Perfect <text:span text:style-name="T63">Continuous</text:span></text:p>
          </table:table-cell>
        </table:table-row>
        <table:table-row table:style-name="TableLine94462733131824">
          <table:table-cell table:style-name="Table1.A2" office:value-type="string">
            <text:p text:style-name="P62">Future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  <table:table-row table:style-name="TableLine94462733133504">
          <table:table-cell table:style-name="Table1.A2" office:value-type="string">
            <text:p text:style-name="P62">Present</text:p>
          </table:table-cell>
          <table:table-cell table:style-name="Table1.A2" office:value-type="string">
            <text:p text:style-name="P63">I/you/we/they <text:span text:style-name="T30">live </text:span>in Spain</text:p>
            <text:p text:style-name="P64"/>
            <text:p text:style-name="P64">He/she/<text:span text:style-name="T108">it</text:span> <text:span text:style-name="T30">lives</text:span> in Spain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  <table:table-row table:style-name="TableLine94462733134640">
          <table:table-cell table:style-name="Table1.A2" office:value-type="string">
            <text:p text:style-name="P62">Past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</table:table>
      <text:p text:style-name="P47"/>
      <text:p text:style-name="P106"><text:span text:style-name="T40">Таблица времен </text:span><text:span text:style-name="T41">отрицательных</text:span><text:span text:style-name="T42"> предложени</text:span><text:span text:style-name="T41">й</text:span><text:span text:style-name="T40">:</text:span></text:p>
      <table:table table:name="Table2" table:style-name="Table2">
        <table:table-column table:style-name="Table2.A" table:number-columns-repeated="5"/>
        <table:table-row table:style-name="TableLine94462733139744">
          <table:table-cell table:style-name="Table2.A1" office:value-type="string">
            <text:p text:style-name="P61"/>
          </table:table-cell>
          <table:table-cell table:style-name="Table2.A1" office:value-type="string">
            <text:p text:style-name="P62">Simple</text:p>
          </table:table-cell>
          <table:table-cell table:style-name="Table2.A1" office:value-type="string">
            <text:p text:style-name="P5">Continuous</text:p>
          </table:table-cell>
          <table:table-cell table:style-name="Table2.A1" office:value-type="string">
            <text:p text:style-name="P62">Perfect</text:p>
          </table:table-cell>
          <table:table-cell table:style-name="Table2.E1" office:value-type="string">
            <text:p text:style-name="P62">Perfect <text:span text:style-name="T63">Continuous</text:span></text:p>
          </table:table-cell>
        </table:table-row>
        <table:table-row table:style-name="TableLine94462733156192">
          <table:table-cell table:style-name="Table2.A2" office:value-type="string">
            <text:p text:style-name="P62">Future</text:p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E2" office:value-type="string">
            <text:p text:style-name="P63"/>
          </table:table-cell>
        </table:table-row>
        <table:table-row table:style-name="TableLine94462733157872">
          <table:table-cell table:style-name="Table2.A2" office:value-type="string">
            <text:p text:style-name="P62">Present</text:p>
          </table:table-cell>
          <table:table-cell table:style-name="Table2.A2" office:value-type="string">
            <text:p text:style-name="P64">I/you/we/they don`t live in Spain</text:p>
            <text:p text:style-name="P64"/>
            <text:p text:style-name="P64">He/she/<text:span text:style-name="T108">it</text:span> does`t live in Spain</text:p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E2" office:value-type="string">
            <text:p text:style-name="P63"/>
          </table:table-cell>
        </table:table-row>
        <table:table-row table:style-name="TableLine94462733159008">
          <table:table-cell table:style-name="Table2.A2" office:value-type="string">
            <text:p text:style-name="P62">Past</text:p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E2" office:value-type="string">
            <text:p text:style-name="P63"/>
          </table:table-cell>
        </table:table-row>
      </table:table>
      <text:p text:style-name="P47"/>
      <text:p text:style-name="P106"><text:span text:style-name="T40">Таблица времен </text:span><text:span text:style-name="T41">вопросительных</text:span><text:span text:style-name="T42"> предложени</text:span><text:span text:style-name="T41">й</text:span><text:span text:style-name="T40">:</text:span></text:p>
      <table:table table:name="Table3" table:style-name="Table3">
        <table:table-column table:style-name="Table3.A" table:number-columns-repeated="5"/>
        <table:table-row table:style-name="TableLine94462733162448">
          <table:table-cell table:style-name="Table3.A1" office:value-type="string">
            <text:p text:style-name="P61"/>
          </table:table-cell>
          <table:table-cell table:style-name="Table3.A1" office:value-type="string">
            <text:p text:style-name="P62">Simple</text:p>
          </table:table-cell>
          <table:table-cell table:style-name="Table3.A1" office:value-type="string">
            <text:p text:style-name="P5">Continuous</text:p>
          </table:table-cell>
          <table:table-cell table:style-name="Table3.A1" office:value-type="string">
            <text:p text:style-name="P62">Perfect</text:p>
          </table:table-cell>
          <table:table-cell table:style-name="Table3.E1" office:value-type="string">
            <text:p text:style-name="P62">Perfect <text:span text:style-name="T63">Continuous</text:span></text:p>
          </table:table-cell>
        </table:table-row>
        <table:table-row table:style-name="TableLine94462733179072">
          <table:table-cell table:style-name="Table3.A2" office:value-type="string">
            <text:p text:style-name="P62">Future</text:p>
          </table:table-cell>
          <table:table-cell table:style-name="Table3.A2" office:value-type="string">
            <text:p text:style-name="P63"/>
          </table:table-cell>
          <table:table-cell table:style-name="Table3.A2" office:value-type="string">
            <text:p text:style-name="P63"/>
          </table:table-cell>
          <table:table-cell table:style-name="Table3.A2" office:value-type="string">
            <text:p text:style-name="P63"/>
          </table:table-cell>
          <table:table-cell table:style-name="Table3.E2" office:value-type="string">
            <text:p text:style-name="P63"/>
          </table:table-cell>
        </table:table-row>
        <table:table-row table:style-name="TableLine94462733180752">
          <table:table-cell table:style-name="Table3.A2" office:value-type="string">
            <text:p text:style-name="P62">Present</text:p>
          </table:table-cell>
          <table:table-cell table:style-name="Table3.A2" office:value-type="string">
            <text:p text:style-name="P65">Do I/you/we/they</text:p>
            <text:p text:style-name="P65">live in Spain?</text:p>
            <text:p text:style-name="P65"/>
            <text:p text:style-name="P65">Does he/she/it live in Spain?</text:p>
          </table:table-cell>
          <table:table-cell table:style-name="Table3.A2" office:value-type="string">
            <text:p text:style-name="P63"/>
          </table:table-cell>
          <table:table-cell table:style-name="Table3.A2" office:value-type="string">
            <text:p text:style-name="P63"/>
          </table:table-cell>
          <table:table-cell table:style-name="Table3.E2" office:value-type="string">
            <text:p text:style-name="P63"/>
          </table:table-cell>
        </table:table-row>
        <table:table-row table:style-name="TableLine94462733181888">
          <table:table-cell table:style-name="Table3.A2" office:value-type="string">
            <text:p text:style-name="P62">Past</text:p>
          </table:table-cell>
          <table:table-cell table:style-name="Table3.A2" office:value-type="string">
            <text:p text:style-name="P63"/>
          </table:table-cell>
          <table:table-cell table:style-name="Table3.A2" office:value-type="string">
            <text:p text:style-name="P63"/>
          </table:table-cell>
          <table:table-cell table:style-name="Table3.A2" office:value-type="string">
            <text:p text:style-name="P63"/>
          </table:table-cell>
          <table:table-cell table:style-name="Table3.E2" office:value-type="string">
            <text:p text:style-name="P6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16T18:56:34.867486071</dc:date>
    <meta:editing-duration>PT4H21M59S</meta:editing-duration>
    <meta:editing-cycles>72</meta:editing-cycles>
    <meta:generator>LibreOffice/6.4.7.2$Linux_X86_64 LibreOffice_project/40$Build-2</meta:generator>
    <meta:document-statistic meta:table-count="4" meta:image-count="0" meta:object-count="0" meta:page-count="5" meta:paragraph-count="158" meta:word-count="1225" meta:character-count="7969" meta:non-whitespace-character-count="6870"/>
  </office:meta>
</office:document-meta>
</file>